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" style:parent-style-name="DefaultParagraphFont" style:family="text">
      <style:text-properties style:font-name="Helvetica"/>
    </style:style>
  </office:automatic-styles>
  <office:body>
    <office:text text:use-soft-page-breaks="true">
      <text:p text:style-name="P1">First git file</text:p>
      <text:p text:style-name="P2"><text:span text:style-name="T3">Mofified fitfile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alter Guerrier SAINT-JUSTE</dc:creator>
    <meta:creation-date>2023-01-05T21:12:00Z</meta:creation-date>
    <dc:date>2023-01-05T21:12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